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8.573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ackground-color="transparent" fo:wrap-option="wrap" style:vertical-align="automatic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21" style:family="table-cell" style:parent-style-name="Default" style:data-style-name="N0">
      <style:text-properties style:text-line-through-style="solid" style:text-line-through-type="single"/>
    </style:style>
    <style:style style:name="ce4" style:family="table-cell" style:parent-style-name="Default" style:data-style-name="N10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10115"/>
    <style:style style:name="ce8" style:family="table-cell" style:parent-style-name="Default" style:data-style-name="N10115">
      <style:table-cell-properties fo:background-color="transparent"/>
    </style:style>
    <style:style style:name="ce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1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fo:color="#92d050"/>
    </style:style>
    <style:style style:name="ce20" style:family="table-cell" style:parent-style-name="Default" style:data-style-name="N0">
      <style:text-properties fo:color="#70ad47"/>
    </style:style>
    <style:style style:name="ce18" style:family="table-cell" style:parent-style-name="Default" style:data-style-name="N0">
      <style:text-properties fo:color="#81d41a"/>
    </style:style>
    <style:style style:name="ce17" style:family="table-cell" style:parent-style-name="Default" style:data-style-name="N0">
      <style:text-properties fo:color="#c9211e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B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3" table:default-cell-style-name="ce9"/>
        <table:table-column table:style-name="co1" table:number-columns-repeated="1018" table:default-cell-style-name="ce1"/>
        <table:table-column table:style-name="co6" table:number-columns-repeated="15356" table:default-cell-style-name="ce1"/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4"/>
          <table:table-cell table:style-name="ce4" office:value-type="string" calcext:value-type="string">
            <text:p>Stock 12/23</text:p>
          </table:table-cell>
          <table:table-cell table:style-name="ce4" office:value-type="string" calcext:value-type="string">
            <text:p>Stock 01/24</text:p>
          </table:table-cell>
          <table:table-cell table:style-name="ce4" office:value-type="string" calcext:value-type="string">
            <text:p>Missing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number-columns-repeated="16371"/>
        </table:table-row>
        <table:table-row table:style-name="ro2">
          <table:table-cell office:value-type="string" calcext:value-type="string">
            <text:p>Ma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65C<text:span text:style-name="T1">816</text:span>S6TQG-14</text:p>
          </table:table-cell>
          <table:table-cell office:value-type="string" calcext:value-type="string">
            <text:p>cpu 16-bit</text:p>
          </table:table-cell>
          <table:table-cell table:style-name="ce7" office:value-type="currency" office:currency="CZK" office:value="274" calcext:value-type="currency">
            <text:p>274,00 Kč</text:p>
          </table:table-cell>
          <table:table-cell table:style-name="ce8" table:formula="of:=[.E2]*[.B2]" office:value-type="currency" office:currency="CZK" office:value="274" calcext:value-type="currency">
            <text:p>274,00 Kč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2]-[.I2]&lt;0;0;[.B2]-[.I2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CE40HX4K-TQ144</text:p>
          </table:table-cell>
          <table:table-cell table:style-name="ce12" office:value-type="string" calcext:value-type="string">
            <text:p>FPGA for NORA</text:p>
          </table:table-cell>
          <table:table-cell table:style-name="ce7" office:value-type="currency" office:currency="CZK" office:value="211" calcext:value-type="currency">
            <text:p>211,00 Kč</text:p>
          </table:table-cell>
          <table:table-cell table:style-name="ce8" table:formula="of:=[.E3]*[.B3]" office:value-type="currency" office:currency="CZK" office:value="211" calcext:value-type="currency">
            <text:p>211,00 Kč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]-[.I3]&lt;0;0;[.B3]-[.I3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S61WV20488FBLL-10TLI</text:p>
          </table:table-cell>
          <table:table-cell table:style-name="ce12" office:value-type="string" calcext:value-type="string">
            <text:p>2Mx8 SRAM</text:p>
          </table:table-cell>
          <table:table-cell table:style-name="ce7" office:value-type="currency" office:currency="CZK" office:value="290" calcext:value-type="currency">
            <text:p>290,00 Kč</text:p>
          </table:table-cell>
          <table:table-cell table:style-name="ce8" table:formula="of:=[.E4]*[.B4]" office:value-type="currency" office:currency="CZK" office:value="290" calcext:value-type="currency">
            <text:p>290,00 Kč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4]-[.I4]&lt;0;0;[.B4]-[.I4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W25Q128JVSIQ</text:p>
          </table:table-cell>
          <table:table-cell office:value-type="string" calcext:value-type="string">
            <text:p>SPI-Flash 128Mbit (16MB)</text:p>
          </table:table-cell>
          <table:table-cell table:style-name="ce7" office:value-type="currency" office:currency="CZK" office:value="41" calcext:value-type="currency">
            <text:p>41,00 Kč</text:p>
          </table:table-cell>
          <table:table-cell table:style-name="ce8" table:formula="of:=[.E5]*[.B5]" office:value-type="currency" office:currency="CZK" office:value="41" calcext:value-type="currency">
            <text:p>41,00 Kč</text:p>
          </table:table-cell>
          <table:table-cell table:style-name="ce8"/>
          <table:table-cell table:number-columns-repeated="2" office:value-type="float" office:value="0" calcext:value-type="float">
            <text:p>0</text:p>
          </table:table-cell>
          <table:table-cell table:style-name="ce10" table:formula="of:=IF([.B5]-[.I5]&lt;0;0;[.B5]-[.I5])" office:value-type="float" office:value="1" calcext:value-type="float">
            <text:p>1</text:p>
          </table:table-cell>
          <table:table-cell/>
          <table:table-cell office:value-type="string" calcext:value-type="string">
            <text:p>https://eu.mouser.com/ProductDetail/Winbond/W25Q128JVSIQ-TR?qs=qSfuJ%252Bfl%2Fd7vTyLA9kNdGw%3D%3D</text:p>
          </table:table-cell>
          <table:table-cell table:number-columns-repeated="16372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W25Q16JVSNIQ</text:p>
          </table:table-cell>
          <table:table-cell office:value-type="string" calcext:value-type="string">
            <text:p>SPI-Flash 16Mbit (2MB)</text:p>
          </table:table-cell>
          <table:table-cell table:style-name="ce7" office:value-type="currency" office:currency="CZK" office:value="12" calcext:value-type="currency">
            <text:p>12,00 Kč</text:p>
          </table:table-cell>
          <table:table-cell table:style-name="ce8" table:formula="of:=[.E6]*[.B6]" office:value-type="currency" office:currency="CZK" office:value="24" calcext:value-type="currency">
            <text:p>24,00 Kč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6]-[.I6]&lt;0;0;[.B6]-[.I6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number-columns-repeated="16372"/>
        </table:table-row>
        <table:table-row table:style-name="ro3">
          <table:table-cell table:style-name="ce12"/>
          <table:table-cell table:style-name="ce11"/>
          <table:table-cell table:style-name="ce13" office:value-type="string" calcext:value-type="string">
            <text:p>W25Q512JVFIQ</text:p>
          </table:table-cell>
          <table:table-cell office:value-type="string" calcext:value-type="string">
            <text:p>SPI-Flash 512Mbit (64MB) in SOIC-16-300mil</text:p>
          </table:table-cell>
          <table:table-cell table:style-name="ce7" office:value-type="currency" office:currency="CZK" office:value="141" calcext:value-type="currency">
            <text:p>141,00 Kč</text:p>
          </table:table-cell>
          <table:table-cell table:style-name="ce8" table:formula="of:=[.E7]*[.B7]" office:value-type="currency" office:currency="CZK" office:value="0" calcext:value-type="currency">
            <text:p>0,00 Kč</text:p>
          </table:table-cell>
          <table:table-cell table:style-name="ce8"/>
          <table:table-cell table:number-columns-repeated="2" office:value-type="float" office:value="0" calcext:value-type="float">
            <text:p>0</text:p>
          </table:table-cell>
          <table:table-cell table:formula="of:=IF([.B7]-[.I7]&lt;0;0;[.B7]-[.I7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Winbond/W25Q512JVFIQ?qs=l7cgNqFNU1heFREGHhA6IQ%3D%3D" xlink:type="simple">https://cz.mouser.com/ProductDetail/Winbond/W25Q512JVFIQ?qs=l7cgNqFNU1heFREGHhA6IQ%3D%3D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MCP7940N-I/SN</text:p>
          </table:table-cell>
          <table:table-cell office:value-type="string" calcext:value-type="string">
            <text:p>RTC</text:p>
          </table:table-cell>
          <table:table-cell table:style-name="ce7" office:value-type="currency" office:currency="CZK" office:value="21" calcext:value-type="currency">
            <text:p>21,00 Kč</text:p>
          </table:table-cell>
          <table:table-cell table:style-name="ce8" table:formula="of:=[.E8]*[.B8]" office:value-type="currency" office:currency="CZK" office:value="21" calcext:value-type="currency">
            <text:p>21,00 Kč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8]-[.I8]&lt;0;0;[.B8]-[.I8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number-columns-repeated="16372"/>
        </table:table-row>
        <table:table-row table:style-name="ro3">
          <table:table-cell table:style-name="ce12"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FT2232HL</text:p>
          </table:table-cell>
          <table:table-cell table:style-name="ce14" office:value-type="string" calcext:value-type="string">
            <text:p>FTDI (LQFP64)</text:p>
          </table:table-cell>
          <table:table-cell table:style-name="ce8" office:value-type="currency" office:currency="CZK" office:value="173" calcext:value-type="currency">
            <text:p>173,00 Kč</text:p>
          </table:table-cell>
          <table:table-cell table:style-name="ce8" table:formula="of:=[.E9]*[.B9]" office:value-type="currency" office:currency="CZK" office:value="173" calcext:value-type="currency">
            <text:p>173,00 Kč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9]-[.I9]&lt;0;0;[.B9]-[.I9])" office:value-type="float" office:value="1" calcext:value-type="float">
            <text:p>1</text:p>
          </table:table-cell>
          <table:table-cell/>
          <table:table-cell office:value-type="string" calcext:value-type="string">
            <text:p>https://cz.mouser.com/ProductDetail/FTDI/FT2232HL-REEL?qs=D1%2FPMqvA100v7FHcEx164g%3D%3D</text:p>
          </table:table-cell>
          <table:table-cell table:style-name="ce12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G5032CAN 12.000000M-TJGA0</text:p>
          </table:table-cell>
          <table:table-cell table:style-name="ce15" office:value-type="string" calcext:value-type="string">
            <text:p>oscillator 12M</text:p>
          </table:table-cell>
          <table:table-cell table:style-name="ce7" office:value-type="currency" office:currency="CZK" office:value="29" calcext:value-type="currency">
            <text:p>29,00 Kč</text:p>
          </table:table-cell>
          <table:table-cell table:style-name="ce7" table:formula="of:=[.E10]*[.B10]" office:value-type="currency" office:currency="CZK" office:value="29" calcext:value-type="currency">
            <text:p>29,00 Kč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10]-[.I10]&lt;0;0;[.B10]-[.I10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Minidin-6 for PS/2</text:p>
          </table:table-cell>
          <table:table-cell table:style-name="ce7" office:value-type="currency" office:currency="CZK" office:value="49" calcext:value-type="currency">
            <text:p>49,00 Kč</text:p>
          </table:table-cell>
          <table:table-cell table:style-name="ce7" table:formula="of:=[.E11]*[.B11]" office:value-type="currency" office:currency="CZK" office:value="98" calcext:value-type="currency">
            <text:p>98,00 Kč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11]-[.I11]&lt;0;0;[.B11]-[.I11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-c</text:p>
          </table:table-cell>
          <table:table-cell table:style-name="ce7" office:value-type="currency" office:currency="CZK" office:value="22" calcext:value-type="currency">
            <text:p>22,00 Kč</text:p>
          </table:table-cell>
          <table:table-cell table:style-name="ce7" table:formula="of:=[.E12]*[.B12]" office:value-type="currency" office:currency="CZK" office:value="22" calcext:value-type="currency">
            <text:p>22,00 Kč</text:p>
          </table:table-cell>
          <table:table-cell table:style-name="ce7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table:formula="of:=IF([.B12]-[.I12]&lt;0;0;[.B12]-[.I12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" office:value-type="currency" office:currency="CZK" office:value="0.24" calcext:value-type="currency">
            <text:p>0,24 Kč</text:p>
          </table:table-cell>
          <table:table-cell table:style-name="ce7" table:formula="of:=[.E13]*[.B13]" office:value-type="currency" office:currency="CZK" office:value="1.92" calcext:value-type="currency">
            <text:p>1,92 Kč</text:p>
          </table:table-cell>
          <table:table-cell table:style-name="ce7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IF([.B13]-[.I13]&lt;0;0;[.B13]-[.I13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SN74LVC2G17DBVR</text:p>
          </table:table-cell>
          <table:table-cell office:value-type="string" calcext:value-type="string">
            <text:p>driver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14]*[.B14]" office:value-type="currency" office:currency="CZK" office:value="20" calcext:value-type="currency">
            <text:p>20,00 Kč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IF([.B14]-[.I14]&lt;0;0;[.B14]-[.I14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MP2149GJ-Z</text:p>
          </table:table-cell>
          <table:table-cell office:value-type="string" calcext:value-type="string">
            <text:p>dc/dc</text:p>
          </table:table-cell>
          <table:table-cell table:style-name="ce7" office:value-type="currency" office:currency="CZK" office:value="45" calcext:value-type="currency">
            <text:p>45,00 Kč</text:p>
          </table:table-cell>
          <table:table-cell table:style-name="ce7" table:formula="of:=[.E15]*[.B15]" office:value-type="currency" office:currency="CZK" office:value="45" calcext:value-type="currency">
            <text:p>45,00 Kč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5]-[.I15]&lt;0;0;[.B15]-[.I15])" office:value-type="float" office:value="0" calcext:value-type="float">
            <text:p>0</text:p>
          </table:table-cell>
          <table:table-cell/>
          <table:table-cell office:value-type="string" calcext:value-type="string">
            <text:p>https://cz.mouser.com/ProductDetail/Monolithic-Power-Systems-MPS/MP2149GJ-Z?qs=pdFhdcvjjggGberHhgLWyQ%3D%3D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GRM21BC81C226ME44L</text:p>
          </table:table-cell>
          <table:table-cell office:value-type="string" calcext:value-type="string">
            <text:p>22uF/16V/0805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16]*[.B16]" office:value-type="currency" office:currency="CZK" office:value="70" calcext:value-type="currency">
            <text:p>70,00 Kč</text:p>
          </table:table-cell>
          <table:table-cell table:style-name="ce7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8" calcext:value-type="float">
            <text:p>8</text:p>
          </table:table-cell>
          <table:table-cell table:formula="of:=IF([.B16]-[.I16]&lt;0;0;[.B16]-[.I16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office:value-type="string" calcext:value-type="string">
            <text:p>https://www.tme.eu/cz/details/grm21bc81c226me44l/kondenzatory-mlcc-smd/murata/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2,2uH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17]*[.B17]" office:value-type="currency" office:currency="CZK" office:value="5" calcext:value-type="currency">
            <text:p>5,00 Kč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17]-[.I17]&lt;0;0;[.B17]-[.I17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DFE252010P-1R0M=P2</text:p>
          </table:table-cell>
          <table:table-cell office:value-type="string" calcext:value-type="string">
            <text:p>inductor 1uH/2.7A</text:p>
          </table:table-cell>
          <table:table-cell table:style-name="ce7" office:value-type="currency" office:currency="CZK" office:value="7" calcext:value-type="currency">
            <text:p>7,00 Kč</text:p>
          </table:table-cell>
          <table:table-cell table:style-name="ce7" table:formula="of:=[.E18]*[.B18]" office:value-type="currency" office:currency="CZK" office:value="7" calcext:value-type="currency">
            <text:p>7,00 Kč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18]-[.I18]&lt;0;0;[.B18]-[.I18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chotky</text:p>
          </table:table-cell>
          <table:table-cell table:style-name="ce7" office:value-type="currency" office:currency="CZK" office:value="8" calcext:value-type="currency">
            <text:p>8,00 Kč</text:p>
          </table:table-cell>
          <table:table-cell table:style-name="ce7" table:formula="of:=[.E19]*[.B19]" office:value-type="currency" office:currency="CZK" office:value="48" calcext:value-type="currency">
            <text:p>48,00 Kč</text:p>
          </table:table-cell>
          <table:table-cell table:style-name="ce7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7" calcext:value-type="float">
            <text:p>7</text:p>
          </table:table-cell>
          <table:table-cell table:formula="of:=IF([.B19]-[.I19]&lt;0;0;[.B19]-[.I19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office:value-type="string" calcext:value-type="string">
            <text:p>https://cz.farnell.com/toshiba/cus10s30-h3f-t/schottky-diode-30v-1a-sod-323/dp/3872252?st=CUS10S30,H3F</text:p>
          </table:table-cell>
          <table:table-cell table:style-name="ce17" office:value-type="string" calcext:value-type="string">
            <text:p>https://www.tme.eu/cz/details/cus10s30/diody-schottky-smd/toshiba/cus10s30-h3f-t/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LTST-S270GKT</text:p>
          </table:table-cell>
          <table:table-cell office:value-type="string" calcext:value-type="string">
            <text:p>green LED sideview 0603</text:p>
          </table:table-cell>
          <table:table-cell table:style-name="ce7" office:value-type="currency" office:currency="CZK" office:value="6" calcext:value-type="currency">
            <text:p>6,00 Kč</text:p>
          </table:table-cell>
          <table:table-cell table:style-name="ce7" table:formula="of:=[.E20]*[.B20]" office:value-type="currency" office:currency="CZK" office:value="0" calcext:value-type="currency">
            <text:p>0,00 Kč</text:p>
          </table:table-cell>
          <table:table-cell table:style-name="ce7"/>
          <table:table-cell office:value-type="float" office:value="7" calcext:value-type="float">
            <text:p>7</text:p>
          </table:table-cell>
          <table:table-cell/>
          <table:table-cell table:formula="of:=IF([.B20]-[.I20]&lt;0;0;[.B20]-[.I20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number-columns-repeated="16372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2"/>
          <table:table-cell office:value-type="string" calcext:value-type="string">
            <text:p>green LED 0603 normal</text:p>
          </table:table-cell>
          <table:table-cell table:style-name="ce7" table:number-columns-repeated="3"/>
          <table:table-cell table:number-columns-repeated="2"/>
          <table:table-cell table:formula="of:=IF([.B21]-[.I21]&lt;0;0;[.B21]-[.I21])" office:value-type="float" office:value="3" calcext:value-type="float">
            <text:p>3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BAT-HLD-012-SMT</text:p>
          </table:table-cell>
          <table:table-cell office:value-type="string" calcext:value-type="string">
            <text:p>battery holder</text:p>
          </table:table-cell>
          <table:table-cell table:style-name="ce7" office:value-type="currency" office:currency="CZK" office:value="9" calcext:value-type="currency">
            <text:p>9,00 Kč</text:p>
          </table:table-cell>
          <table:table-cell table:style-name="ce7" table:formula="of:=[.E22]*[.B22]" office:value-type="currency" office:currency="CZK" office:value="9" calcext:value-type="currency">
            <text:p>9,00 Kč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22]-[.I22]&lt;0;0;[.B22]-[.I22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ain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BSS123, T2N7002AK,LM</text:p>
          </table:table-cell>
          <table:table-cell office:value-type="string" calcext:value-type="string">
            <text:p>mosfet n, SOT-23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23]*[.B23]" office:value-type="currency" office:currency="CZK" office:value="35" calcext:value-type="currency">
            <text:p>35,00 Kč</text:p>
          </table:table-cell>
          <table:table-cell table:style-name="ce7"/>
          <table:table-cell table:number-columns-repeated="2" office:value-type="float" office:value="10" calcext:value-type="float">
            <text:p>10</text:p>
          </table:table-cell>
          <table:table-cell table:formula="of:=IF([.B23]-[.I23]&lt;0;0;[.B23]-[.I23])" office:value-type="float" office:value="0" calcext:value-type="float">
            <text:p>0</text:p>
          </table:table-cell>
          <table:table-cell/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60" calcext:value-type="float">
            <text:p>60</text:p>
          </table:table-cell>
          <table:table-cell table:style-name="ce12"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24]*[.B24]" office:value-type="currency" office:currency="CZK" office:value="60" calcext:value-type="currency">
            <text:p>60,00 Kč</text:p>
          </table:table-cell>
          <table:table-cell table:style-name="ce7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0" table:formula="of:=IF([.B24]-[.I24]&lt;0;0;[.B24]-[.I24])"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Main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SP0503BAHT</text:p>
          </table:table-cell>
          <table:table-cell table:style-name="ce12" office:value-type="string" calcext:value-type="string">
            <text:p>3x transil 5.5V</text:p>
          </table:table-cell>
          <table:table-cell table:style-name="ce8" office:value-type="currency" office:currency="CZK" office:value="18" calcext:value-type="currency">
            <text:p>18,00 Kč</text:p>
          </table:table-cell>
          <table:table-cell table:style-name="ce8" table:formula="of:=[.E25]*[.B25]" office:value-type="currency" office:currency="CZK" office:value="90" calcext:value-type="currency">
            <text:p>90,00 Kč</text:p>
          </table:table-cell>
          <table:table-cell table:style-name="ce8"/>
          <table:table-cell table:number-columns-repeated="2" office:value-type="float" office:value="5" calcext:value-type="float">
            <text:p>5</text:p>
          </table:table-cell>
          <table:table-cell table:style-name="ce10" table:formula="of:=IF([.B25]-[.I25]&lt;0;0;[.B25]-[.I25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https://cz.farnell.com/littelfuse/sp0503bahtg/esd-protection-device-5-5v-sot/dp/1827633?st=sp0503baht</text:p>
          </table:table-cell>
          <table:table-cell table:style-name="ce12"/>
          <table:table-cell table:number-columns-repeated="16371"/>
        </table:table-row>
        <table:table-row table:style-name="ro1">
          <table:table-cell table:style-name="ce12" office:value-type="string" calcext:value-type="string">
            <text:p>Main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SNES_SOCKET_90DEG</text:p>
          </table:table-cell>
          <table:table-cell table:style-name="ce12" office:value-type="string" calcext:value-type="string">
            <text:p>SNES connector, 90deg, aliexpress</text:p>
          </table:table-cell>
          <table:table-cell table:style-name="ce8" office:value-type="currency" office:currency="CZK" office:value="20" calcext:value-type="currency">
            <text:p>20,00 Kč</text:p>
          </table:table-cell>
          <table:table-cell table:style-name="ce8" table:formula="of:=[.E26]*[.B26]" office:value-type="currency" office:currency="CZK" office:value="40" calcext:value-type="currency">
            <text:p>40,00 Kč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B26]-[.I26]&lt;0;0;[.B26]-[.I2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https://www.aliexpress.com/item/32838396935.html?spm=a2g0o.order_detail.order_detail_item.3.2cb8f19chiZ0w0</text:p>
          </table:table-cell>
          <table:table-cell table:style-name="ce12"/>
          <table:table-cell table:number-columns-repeated="16371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24AA025E48T-I/OT</text:p>
          </table:table-cell>
          <table:table-cell office:value-type="string" calcext:value-type="string">
            <text:p>EEPROM 2K, 256x8 1.8V Serial with EUI-48</text:p>
          </table:table-cell>
          <table:table-cell table:style-name="ce7" office:value-type="currency" office:currency="CZK" office:value="7.8" calcext:value-type="currency">
            <text:p>7,80 Kč</text:p>
          </table:table-cell>
          <table:table-cell table:style-name="ce8" table:formula="of:=[.E27]*[.B27]" office:value-type="currency" office:currency="CZK" office:value="7.8" calcext:value-type="currency">
            <text:p>7,80 Kč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7]-[.I27]&lt;0;0;[.B27]-[.I27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Microchip-Technology/24AA025E48T-I-OT?qs=GCDK0xhvQh4RRiPFFnzHdA%3D%3D" xlink:type="simple">https://cz.mouser.com/ProductDetail/Microchip-Technology/24AA025E48T-I-OT?qs=GCDK0xhvQh4RRiPFFnzHdA%3D%3D</text:a></text:p>
          </table:table-cell>
          <table:table-cell office:value-type="string" calcext:value-type="string">
            <text:p>https://cz.farnell.com/microchip/24aa025e48t-i-ot/serial-eeprom-2kbit-400khz-sot/dp/1814891?st=24aa025e48t-i/ot</text:p>
          </table:table-cell>
          <table:table-cell office:value-type="string" calcext:value-type="string">
            <text:p>https://www.tme.eu/cz/details/24aa025e48t-i_ot/pameti-eeprom-seriove/microchip-technology/</text:p>
          </table:table-cell>
          <table:table-cell table:number-columns-repeated="16370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N74LVC1G08DBVR</text:p>
          </table:table-cell>
          <table:table-cell office:value-type="string" calcext:value-type="string">
            <text:p>2-input AND gate</text:p>
          </table:table-cell>
          <table:table-cell table:style-name="ce7" office:value-type="currency" office:currency="CZK" office:value="7" calcext:value-type="currency">
            <text:p>7,00 Kč</text:p>
          </table:table-cell>
          <table:table-cell table:style-name="ce8" table:formula="of:=[.E28]*[.B28]" office:value-type="currency" office:currency="CZK" office:value="7" calcext:value-type="currency">
            <text:p>7,00 Kč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/>
          <table:table-cell table:style-name="ce10" table:formula="of:=IF([.B28]-[.I28]&lt;0;0;[.B28]-[.I28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Texas-Instruments/SN74LVC1G08DBVR?qs=8yeEWhuAOtNjtL049wSCoQ%3D%3D" xlink:type="simple">https://cz.mouser.com/ProductDetail/Texas-Instruments/SN74LVC1G08DBVR?qs=8yeEWhuAOtNjtL049wSCoQ%3D%3D</text:a></text:p>
          </table:table-cell>
          <table:table-cell office:value-type="string" calcext:value-type="string">
            <text:p>https://cz.farnell.com/texas-instruments/sn74lvc1g08dbvr/ic-gate-single-2-input-5sot23/dp/3120596?st=SN74LVC1G08DBVR</text:p>
          </table:table-cell>
          <table:table-cell office:value-type="string" calcext:value-type="string">
            <text:p>https://www.tme.eu/cz/details/sn74lvc1g08dbvr/hradla-invertory/texas-instruments/</text:p>
          </table:table-cell>
          <table:table-cell table:number-columns-repeated="16370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DS1013-10RSIB <text:s/>CONNFLY</text:p>
          </table:table-cell>
          <table:table-cell office:value-type="string" calcext:value-type="string">
            <text:p>UEXT connector, 2x5 pin header angled</text:p>
          </table:table-cell>
          <table:table-cell table:style-name="ce7" office:value-type="currency" office:currency="CZK" office:value="3.7" calcext:value-type="currency">
            <text:p>3,70 Kč</text:p>
          </table:table-cell>
          <table:table-cell table:style-name="ce8" table:formula="of:=[.E29]*[.B29]" office:value-type="currency" office:currency="CZK" office:value="3.7" calcext:value-type="currency">
            <text:p>3,70 Kč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table:formula="of:=IF([.B29]-[.I29]&lt;0;0;[.B29]-[.I29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tme.eu/cz/details/zl231-10kg/konektory-idc/connfly/ds1013-10rsib/" xlink:type="simple">https://www.tme.eu/cz/details/zl231-10kg/konektory-idc/connfly/ds1013-10rsib/</text:a></text:p>
          </table:table-cell>
          <table:table-cell table:number-columns-repeated="16372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CM8V-T1A-32.768kHz-9pF-20PPM-TA-QC</text:p>
          </table:table-cell>
          <table:table-cell office:value-type="string" calcext:value-type="string">
            <text:p>Crystal 32.768k, SMD</text:p>
          </table:table-cell>
          <table:table-cell table:style-name="ce7" office:value-type="currency" office:currency="CZK" office:value="15" calcext:value-type="currency">
            <text:p>15,00 Kč</text:p>
          </table:table-cell>
          <table:table-cell table:style-name="ce8" table:formula="of:=[.E30]*[.B30]" office:value-type="currency" office:currency="CZK" office:value="15" calcext:value-type="currency">
            <text:p>15,00 Kč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/>
          <table:table-cell table:style-name="ce10" table:formula="of:=IF([.B30]-[.I30]&lt;0;0;[.B30]-[.I30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Micro-Crystal/CM8V-T1A-32.768kHz-9pF-20PPM-TA-QC?qs=7bTaA%2FLYtSYzb4vUPpiGww%3D%3D" xlink:type="simple">https://cz.mouser.com/ProductDetail/Micro-Crystal/CM8V-T1A-32.768kHz-9pF-20PPM-TA-QC?qs=7bTaA%2FLYtSYzb4vUPpiGww%3D%3D</text:a></text:p>
          </table:table-cell>
          <table:table-cell table:number-columns-repeated="16372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0141-2-100K</text:p>
          </table:table-cell>
          <table:table-cell office:value-type="string" calcext:value-type="string">
            <text:p>SR-PASSIVES trimmer pot 100k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8" table:formula="of:=[.E31]*[.B31]" office:value-type="currency" office:currency="CZK" office:value="11" calcext:value-type="currency">
            <text:p>11,00 Kč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31]-[.I31]&lt;0;0;[.B31]-[.I31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tme.eu/cz/details/r0141-2-100k/potenciometry-jednootackove-tht/sr-passives/" xlink:type="simple">https://www.tme.eu/cz/details/r0141-2-100k/potenciometry-jednootackove-tht/sr-passives/</text:a></text:p>
          </table:table-cell>
          <table:table-cell table:number-columns-repeated="16372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JC-128</text:p>
          </table:table-cell>
          <table:table-cell office:value-type="string" calcext:value-type="string">
            <text:p>Jack 3,5mm with switch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8" table:formula="of:=[.E32]*[.B32]" office:value-type="currency" office:currency="CZK" office:value="11" calcext:value-type="currency">
            <text:p>11,00 Kč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32]-[.I32]&lt;0;0;[.B32]-[.I32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tme.eu/cz/details/jc-128/konektory-jack/" xlink:type="simple">https://www.tme.eu/cz/details/jc-128/konektory-jack/</text:a></text:p>
          </table:table-cell>
          <table:table-cell table:number-columns-repeated="16372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ICE40UP5K-SG48I</text:p>
          </table:table-cell>
          <table:table-cell table:style-name="ce12" office:value-type="string" calcext:value-type="string">
            <text:p>FPGA for VERA and AURA</text:p>
          </table:table-cell>
          <table:table-cell table:style-name="ce8" office:value-type="currency" office:currency="CZK" office:value="209" calcext:value-type="currency">
            <text:p>209,00 Kč</text:p>
          </table:table-cell>
          <table:table-cell table:style-name="ce8" table:formula="of:=[.E33]*[.B33]" office:value-type="currency" office:currency="CZK" office:value="418" calcext:value-type="currency">
            <text:p>418,00 Kč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table:formula="of:=IF([.B33]-[.I33]&lt;0;0;[.B33]-[.I33])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12"/>
          <table:table-cell table:number-columns-repeated="16371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M8524CGEDT</text:p>
          </table:table-cell>
          <table:table-cell office:value-type="string" calcext:value-type="string">
            <text:p>audio DAC</text:p>
          </table:table-cell>
          <table:table-cell table:style-name="ce7" office:value-type="currency" office:currency="CZK" office:value="62" calcext:value-type="currency">
            <text:p>62,00 Kč</text:p>
          </table:table-cell>
          <table:table-cell table:style-name="ce8" table:formula="of:=[.E34]*[.B34]" office:value-type="currency" office:currency="CZK" office:value="62" calcext:value-type="currency">
            <text:p>62,00 Kč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34]-[.I34]&lt;0;0;[.B34]-[.I34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number-columns-repeated="16372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Hirose SD-cage</text:p>
          </table:table-cell>
          <table:table-cell table:style-name="ce7" office:value-type="currency" office:currency="CZK" office:value="90" calcext:value-type="currency">
            <text:p>90,00 Kč</text:p>
          </table:table-cell>
          <table:table-cell table:style-name="ce8" table:formula="of:=[.E35]*[.B35]" office:value-type="currency" office:currency="CZK" office:value="90" calcext:value-type="currency">
            <text:p>90,00 Kč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35]-[.I35]&lt;0;0;[.B35]-[.I35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18" office:value-type="string" calcext:value-type="string">
            <text:p>https://www.tme.eu/cz/details/dm1aa-sf-pej-72/konektory-ke-kartam/hirose/dm1aa-sf-pej-72/</text:p>
          </table:table-cell>
          <table:table-cell table:number-columns-repeated="16371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G5032CAN 25.000000M-TJGA3</text:p>
          </table:table-cell>
          <table:table-cell office:value-type="string" calcext:value-type="string">
            <text:p>oscillator 25MHz</text:p>
          </table:table-cell>
          <table:table-cell table:style-name="ce7" office:value-type="currency" office:currency="CZK" office:value="54" calcext:value-type="currency">
            <text:p>54,00 Kč</text:p>
          </table:table-cell>
          <table:table-cell table:style-name="ce8" table:formula="of:=[.E36]*[.B36]" office:value-type="currency" office:currency="CZK" office:value="54" calcext:value-type="currency">
            <text:p>54,00 Kč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36]-[.I36]&lt;0;0;[.B36]-[.I36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number-columns-repeated="16372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bus switch 4x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8" table:formula="of:=[.E37]*[.B37]" office:value-type="currency" office:currency="CZK" office:value="56" calcext:value-type="currency">
            <text:p>56,00 Kč</text:p>
          </table:table-cell>
          <table:table-cell table:style-name="ce8"/>
          <table:table-cell office:value-type="float" office:value="6" calcext:value-type="float">
            <text:p>6</text:p>
          </table:table-cell>
          <table:table-cell/>
          <table:table-cell table:style-name="ce10" table:formula="of:=IF([.B37]-[.I37]&lt;0;0;[.B37]-[.I37])"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style-name="ce12" office:value-type="string" calcext:value-type="string">
            <text:p>https://cz.farnell.com/nexperia/74cbtlv3126pw-118/bus-switch-4-bit-tssop-14/dp/2445215?st=74cbtlv3126pw,118</text:p>
          </table:table-cell>
          <table:table-cell table:number-columns-repeated="16371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4xNAND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8" table:formula="of:=[.E38]*[.B38]" office:value-type="currency" office:currency="CZK" office:value="10" calcext:value-type="currency">
            <text:p>10,00 Kč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B38]-[.I38]&lt;0;0;[.B38]-[.I38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number-columns-repeated="16372"/>
        </table:table-row>
        <table:table-row table:style-name="ro3">
          <table:table-cell table:style-name="ce12"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Green side-view LED, PLCC2</text:p>
          </table:table-cell>
          <table:table-cell table:style-name="ce7" office:value-type="currency" office:currency="CZK" office:value="16" calcext:value-type="currency">
            <text:p>16,00 Kč</text:p>
          </table:table-cell>
          <table:table-cell table:style-name="ce7" table:formula="of:=[.E39]*[.B39]" office:value-type="currency" office:currency="CZK" office:value="32" calcext:value-type="currency">
            <text:p>32,00 Kč</text:p>
          </table:table-cell>
          <table:table-cell table:style-name="ce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[.B39]-[.I39]&lt;0;0;[.B39]-[.I39]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number-columns-repeated="16372"/>
        </table:table-row>
        <table:table-row table:style-name="ro3"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AA4040SESK</text:p>
          </table:table-cell>
          <table:table-cell office:value-type="string" calcext:value-type="string">
            <text:p>Orange side-view LED, PLCC2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40]*[.B40]" office:value-type="currency" office:currency="CZK" office:value="11" calcext:value-type="currency">
            <text:p>11,00 Kč</text:p>
          </table:table-cell>
          <table:table-cell table:style-name="ce7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[.B40]-[.I40]&lt;0;0;[.B40]-[.I40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number-columns-repeated="16372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VGA connector</text:p>
          </table:table-cell>
          <table:table-cell table:style-name="ce7" office:value-type="currency" office:currency="CZK" office:value="35" calcext:value-type="currency">
            <text:p>35,00 Kč</text:p>
          </table:table-cell>
          <table:table-cell table:style-name="ce7" table:formula="of:=[.E41]*[.B41]" office:value-type="currency" office:currency="CZK" office:value="35" calcext:value-type="currency">
            <text:p>35,00 Kč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41]-[.I41]&lt;0;0;[.B41]-[.I41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20" office:value-type="string" calcext:value-type="string">
            <text:p>https://www.tme.eu/cz/details/icd15s13e4gv00lf/zastrcky-a-zasuvky-d-sub/amphenol-communications-solutions/</text:p>
          </table:table-cell>
          <table:table-cell table:number-columns-repeated="16371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W6100L</text:p>
          </table:table-cell>
          <table:table-cell office:value-type="string" calcext:value-type="string">
            <text:p>Wiznet hard-wired tcp/ip, LQFP48</text:p>
          </table:table-cell>
          <table:table-cell table:style-name="ce7" office:value-type="currency" office:currency="CZK" office:value="99" calcext:value-type="currency">
            <text:p>99,00 Kč</text:p>
          </table:table-cell>
          <table:table-cell table:style-name="ce7" table:formula="of:=[.E42]*[.B42]" office:value-type="currency" office:currency="CZK" office:value="99" calcext:value-type="currency">
            <text:p>99,00 Kč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42]-[.I42]&lt;0;0;[.B42]-[.I42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 magjack</text:p>
          </table:table-cell>
          <table:table-cell table:style-name="ce7" office:value-type="currency" office:currency="CZK" office:value="72" calcext:value-type="currency">
            <text:p>72,00 Kč</text:p>
          </table:table-cell>
          <table:table-cell table:style-name="ce7" table:formula="of:=[.E43]*[.B43]" office:value-type="currency" office:currency="CZK" office:value="72" calcext:value-type="currency">
            <text:p>72,00 Kč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/>
          <table:table-cell table:style-name="ce10" table:formula="of:=IF([.B43]-[.I43]&lt;0;0;[.B43]-[.I43])" office:value-type="float" office:value="1" calcext:value-type="float">
            <text:p>1</text:p>
          </table:table-cell>
          <table:table-cell/>
          <table:table-cell office:value-type="string" calcext:value-type="string">
            <text:p>https://cz.mouser.com/ProductDetail/Amphenol-Commercial-Products/RJMG1BD3B8K1ANR?qs=8nwx9VzGl4z0N6DynlxHHg%3D%3D</text:p>
          </table:table-cell>
          <table:table-cell table:style-name="ce20" office:value-type="string" calcext:value-type="string">
            <text:p>https://www.tme.eu/cz/details/rjmg1bd3b8k1anr/konektory-rj/amphenol-communications-solutions/</text:p>
          </table:table-cell>
          <table:table-cell table:number-columns-repeated="16371"/>
        </table:table-row>
        <table:table-row table:style-name="ro3">
          <table:table-cell table:style-name="ce12"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CMS-28528N-L152</text:p>
          </table:table-cell>
          <table:table-cell office:value-type="string" calcext:value-type="string">
            <text:p>speaker (small round)</text:p>
          </table:table-cell>
          <table:table-cell table:style-name="ce7" office:value-type="currency" office:currency="CZK" office:value="83" calcext:value-type="currency">
            <text:p>83,00 Kč</text:p>
          </table:table-cell>
          <table:table-cell table:style-name="ce7" table:formula="of:=[.E44]*[.B44]" office:value-type="currency" office:currency="CZK" office:value="83" calcext:value-type="currency">
            <text:p>83,00 Kč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/>
          <table:table-cell table:style-name="ce10" table:formula="of:=IF([.B44]-[.I44]&lt;0;0;[.B44]-[.I44])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<text:a xlink:href="https://cz.mouser.com/ProductDetail/CUI-Devices/CMS-28528N-L152?qs=Jwe3UnxISIZQi8VPnU78jQ%3D%3D" xlink:type="simple">https://cz.mouser.com/ProductDetail/CUI-Devices/CMS-28528N-L152?qs=Jwe3UnxISIZQi8VPnU78jQ%3D%3D</text:a></text:p>
          </table:table-cell>
          <table:table-cell table:number-columns-repeated="16372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DS1021-2*10SF11-B</text:p>
          </table:table-cell>
          <table:table-cell table:style-name="ce21" office:value-type="string" calcext:value-type="string">
            <text:p>Pin-header 2x10p</text:p>
          </table:table-cell>
          <table:table-cell table:style-name="ce7" office:value-type="currency" office:currency="CZK" office:value="4.3" calcext:value-type="currency">
            <text:p>4,30 Kč</text:p>
          </table:table-cell>
          <table:table-cell table:style-name="ce7" table:formula="of:=[.E45]*[.B45]" office:value-type="currency" office:currency="CZK" office:value="0" calcext:value-type="currency">
            <text:p>0,00 Kč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/>
          <table:table-cell table:style-name="ce10" table:formula="of:=IF([.B45]-[.I45]&lt;0;0;[.B45]-[.I45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number-columns-repeated="16372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LM4890MX/NOPB</text:p>
          </table:table-cell>
          <table:table-cell office:value-type="string" calcext:value-type="string">
            <text:p>audio amp 1W</text:p>
          </table:table-cell>
          <table:table-cell table:style-name="ce7" office:value-type="currency" office:currency="CZK" office:value="33" calcext:value-type="currency">
            <text:p>33,00 Kč</text:p>
          </table:table-cell>
          <table:table-cell table:style-name="ce7" table:formula="of:=[.E46]*[.B46]" office:value-type="currency" office:currency="CZK" office:value="33" calcext:value-type="currency">
            <text:p>33,00 Kč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IF([.B46]-[.I46]&lt;0;0;[.B46]-[.I46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20"/>
          <table:table-cell table:number-columns-repeated="16371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Mikrospínač TACT; SPST-NO; pol: 2; 0,05A/12VDC; úhlové,THT??; není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47]*[.B47]" office:value-type="currency" office:currency="CZK" office:value="10" calcext:value-type="currency">
            <text:p>10,00 Kč</text:p>
          </table:table-cell>
          <table:table-cell table:style-name="ce7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[.B47]-[.I47]&lt;0;0;[.B47]-[.I47]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https://www.tme.eu/cz/details/pts645vm13smtr92/mikrospinace-tact/c-k/pts645vm13smtr92-lfs/</text:p>
          </table:table-cell>
          <table:table-cell office:value-type="string" calcext:value-type="string">
            <text:p><text:a xlink:href="https://cz.mouser.com/ProductDetail/CK/PTS645VM13SMTR92LFS?qs=%252B1mt6%252Bz2kvyajIXwbqsx1g%3D%3D" xlink:type="simple">https://cz.mouser.com/ProductDetail/CK/PTS645VM13SMTR92LFS?qs=%252B1mt6%252Bz2kvyajIXwbqsx1g%3D%3D</text:a></text:p>
          </table:table-cell>
          <table:table-cell table:number-columns-repeated="16371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CRCW251210M0JNTHBC</text:p>
          </table:table-cell>
          <table:table-cell office:value-type="string" calcext:value-type="string">
            <text:p>Rezistor: thick film; SMD; 2512; 10MΩ; 1W; ±5%; -55÷155°C; 200ppm/°C</text:p>
          </table:table-cell>
          <table:table-cell table:style-name="ce7" office:value-type="currency" office:currency="CZK" office:value="2.3" calcext:value-type="currency">
            <text:p>2,30 Kč</text:p>
          </table:table-cell>
          <table:table-cell table:style-name="ce7" table:formula="of:=[.E48]*[.B48]" office:value-type="currency" office:currency="CZK" office:value="2.3" calcext:value-type="currency">
            <text:p>2,30 Kč</text:p>
          </table:table-cell>
          <table:table-cell table:style-name="ce7"/>
          <table:table-cell/>
          <table:table-cell office:value-type="float" office:value="9" calcext:value-type="float">
            <text:p>9</text:p>
          </table:table-cell>
          <table:table-cell table:formula="of:=IF([.B48]-[.I48]&lt;0;0;[.B48]-[.I48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tme.eu/cz/details/crcw251210m0jnthbc/rezistory-smd/vishay/" xlink:type="simple">https://www.tme.eu/cz/details/crcw251210m0jnthbc/rezistory-smd/vishay/</text:a></text:p>
          </table:table-cell>
          <table:table-cell table:number-columns-repeated="16372"/>
        </table:table-row>
        <table:table-row table:style-name="ro3">
          <table:table-cell table:style-name="ce12" office:value-type="string" calcext:value-type="string">
            <text:p>VABO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1206B102K202CT</text:p>
          </table:table-cell>
          <table:table-cell office:value-type="string" calcext:value-type="string">
            <text:p>Kondenzátor: keramický; 1nF; 2kV; X7R; ±10%; SMD; 1206; 1,25mm</text:p>
          </table:table-cell>
          <table:table-cell table:style-name="ce7" office:value-type="currency" office:currency="CZK" office:value="3" calcext:value-type="currency">
            <text:p>3,00 Kč</text:p>
          </table:table-cell>
          <table:table-cell table:style-name="ce7" table:formula="of:=[.E49]*[.B49]" office:value-type="currency" office:currency="CZK" office:value="3" calcext:value-type="currency">
            <text:p>3,00 Kč</text:p>
          </table:table-cell>
          <table:table-cell table:style-name="ce7"/>
          <table:table-cell/>
          <table:table-cell office:value-type="float" office:value="9" calcext:value-type="float">
            <text:p>9</text:p>
          </table:table-cell>
          <table:table-cell table:formula="of:=IF([.B49]-[.I49]&lt;0;0;[.B49]-[.I49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tme.eu/cz/details/1206b102k202/kondenzatory-mlcc-smd/walsin/1206b102k202ct/" xlink:type="simple">https://www.tme.eu/cz/details/1206b102k202/kondenzatory-mlcc-smd/walsin/1206b102k202ct/</text:a>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EVQ-PUL02K</text:p>
          </table:table-cell>
          <table:table-cell office:value-type="string" calcext:value-type="string">
            <text:p>pushbutton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7" table:formula="of:=[.E50]*[.B50]" office:value-type="currency" office:currency="CZK" office:value="0" calcext:value-type="currency">
            <text:p>0,00 Kč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IF([.B50]-[.I50]&lt;0;0;[.B50]-[.I50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cz.mouser.com/ProductDetail/Panasonic/EVQ-PUL02K?qs=m7HfDvvzlLb0VFxnw%2FUN1w%3D%3D" xlink:type="simple">https://cz.mouser.com/ProductDetail/Panasonic/EVQ-PUL02K?qs=m7HfDvvzlLb0VFxnw%2FUN1w%3D%3D</text:a></text:p>
          </table:table-cell>
          <table:table-cell table:number-columns-repeated="16372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1825058-1TE CONNECTIVITY</text:p>
          </table:table-cell>
          <table:table-cell office:value-type="string" calcext:value-type="string">
            <text:p>DIP-2 switch</text:p>
          </table:table-cell>
          <table:table-cell table:style-name="ce7" office:value-type="currency" office:currency="CZK" office:value="19" calcext:value-type="currency">
            <text:p>19,00 Kč</text:p>
          </table:table-cell>
          <table:table-cell table:style-name="ce7" table:formula="of:=[.E51]*[.B51]" office:value-type="currency" office:currency="CZK" office:value="19" calcext:value-type="currency">
            <text:p>19,00 Kč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1]-[.I51]&lt;0;0;[.B51]-[.I51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tme.eu/cz/details/1825058-1/prepinace-dip-switch/te-connectivity/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S1013-20SSIB1-B-0 CONNFLY</text:p>
          </table:table-cell>
          <table:table-cell office:value-type="string" calcext:value-type="string">
            <text:p>Zásuvka; IDC; vidlice; PIN: 20; přímý; THT; zlacený; 2,54mm</text:p>
          </table:table-cell>
          <table:table-cell table:style-name="ce7" office:value-type="currency" office:currency="CZK" office:value="9.3" calcext:value-type="currency">
            <text:p>9,30 Kč</text:p>
          </table:table-cell>
          <table:table-cell table:style-name="ce7" table:formula="of:=[.E52]*[.B52]" office:value-type="currency" office:currency="CZK" office:value="9.3" calcext:value-type="currency">
            <text:p>9,30 Kč</text:p>
          </table:table-cell>
          <table:table-cell table:style-name="ce7"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52]-[.I52]&lt;0;0;[.B52]-[.I5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tme.eu/cz/details/zl231-20pg/konektory-idc/connfly/ds1013-20ssib1-b-0/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826631-2 TE CONNECTIVITY</text:p>
          </table:table-cell>
          <table:table-cell office:value-type="string" calcext:value-type="string">
            <text:p>lezaty pin hdr: Kolíková lišta; kolíkové; AMPMODU MOD II; vidlice; PIN: 2; 2,54mm</text:p>
          </table:table-cell>
          <table:table-cell table:style-name="ce7" office:value-type="currency" office:currency="CZK" office:value="6.2" calcext:value-type="currency">
            <text:p>6,20 Kč</text:p>
          </table:table-cell>
          <table:table-cell table:style-name="ce7" table:formula="of:=[.E53]*[.B53]" office:value-type="currency" office:currency="CZK" office:value="6.2" calcext:value-type="currency">
            <text:p>6,20 Kč</text:p>
          </table:table-cell>
          <table:table-cell table:style-name="ce7"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53]-[.I53]&lt;0;0;[.B53]-[.I53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tme.eu/cz/details/826631-2/konektory-hrebinky/te-connectivity/</text:p>
          </table:table-cell>
          <table:table-cell table:number-columns-repeated="16372"/>
        </table:table-row>
        <table:table-row table:style-name="ro4" table:number-rows-repeated="3">
          <table:table-cell table:number-columns-repeated="16384"/>
        </table:table-row>
        <table:table-row table:style-name="ro1">
          <table:table-cell table:number-columns-repeated="5"/>
          <table:table-cell table:formula="of:=SUM([.F2:.F55])" office:value-type="float" office:value="2774.22" calcext:value-type="float">
            <text:p>2774,22</text:p>
          </table:table-cell>
          <table:table-cell table:number-columns-repeated="16378"/>
        </table:table-row>
        <table:table-row table:style-name="ro4" table:number-rows-repeated="104851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4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1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tránk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23-04-15T19:39:52Z</meta:creation-date>
    <dc:date>2024-02-11T14:55:10.212871828</dc:date>
    <meta:editing-cycles>70</meta:editing-cycles>
    <meta:editing-duration>PT22S</meta:editing-duration>
    <meta:document-statistic meta:table-count="1" meta:cell-count="513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